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557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1.12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5.397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fo:min-height="0.713cm"/>
    </style:style>
    <style:style style:name="P1" style:family="paragraph">
      <style:paragraph-properties fo:margin-left="2cm" fo:margin-right="0cm" fo:text-align="center" fo:text-indent="0cm"/>
    </style:style>
    <style:style style:name="P2" style:family="paragraph">
      <loext:graphic-properties draw:fill="none"/>
      <style:paragraph-properties fo:margin-left="2cm" fo:margin-right="0cm" fo:text-align="center" fo:text-indent="0cm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517cm" svg:height="7.235cm" svg:x="16.809cm" svg:y="2.3cm">
          <text:p text:style-name="P1"><text:s text:c="13"/>max(1,n-2)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3" draw:layer="layout" svg:width="0.087cm" svg:height="0.086cm" svg:x="15.958cm" svg:y="8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086cm" svg:height="0.087cm" svg:x="16.304cm" svg:y="8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086cm" svg:height="0.086cm" svg:x="16.649cm" svg:y="8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" draw:id="id1" draw:layer="layout" svg:width="2.302cm" svg:height="1.5cm" svg:x="7.298cm" svg:y="1.9cm">
          <text:p text:style-name="P4">fibo n-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2" draw:id="id2" draw:layer="layout" svg:width="2.302cm" svg:height="1.5cm" svg:x="3.499cm" svg:y="4.001cm">
          <text:p text:style-name="P4">fibo n-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3" draw:id="id3" draw:layer="layout" svg:width="2.302cm" svg:height="1.5cm" svg:x="1.1cm" svg:y="6.302cm">
          <text:p text:style-name="P4">fibo n-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4" draw:id="id4" draw:layer="layout" svg:width="2.302cm" svg:height="1.5cm" svg:x="5.801cm" svg:y="6.303cm">
          <text:p text:style-name="P4">fibo n-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6" draw:layer="layout" draw:type="line" svg:x1="7.635cm" svg:y1="3.181cm" svg:x2="5.464cm" svg:y2="4.22cm" draw:start-shape="id1" draw:start-glue-point="7" draw:end-shape="id2" draw:end-glue-point="11" svg:d="M7635 3181l-2171 1039" svg:viewBox="0 0 2172 1040">
          <text:p/>
        </draw:connector>
        <draw:connector draw:style-name="gr4" draw:text-style-name="P6" draw:layer="layout" draw:type="line" svg:x1="3.836cm" svg:y1="5.282cm" svg:x2="2.251cm" svg:y2="6.302cm" draw:start-shape="id2" draw:start-glue-point="7" draw:end-shape="id3" draw:end-glue-point="4" svg:d="M3836 5282l-1585 1020" svg:viewBox="0 0 1586 1021">
          <text:p/>
        </draw:connector>
        <draw:connector draw:style-name="gr4" draw:text-style-name="P6" draw:layer="layout" draw:type="line" svg:x1="5.464cm" svg:y1="5.282cm" svg:x2="6.952cm" svg:y2="6.303cm" draw:start-shape="id2" draw:start-glue-point="9" draw:end-shape="id4" draw:end-glue-point="4" svg:d="M5464 5282l1488 1021" svg:viewBox="0 0 1489 1022">
          <text:p/>
        </draw:connector>
        <draw:custom-shape draw:style-name="gr3" draw:text-style-name="P5" xml:id="id5" draw:id="id5" draw:layer="layout" svg:width="2.302cm" svg:height="1.5cm" svg:x="11.2cm" svg:y="4.002cm">
          <text:p text:style-name="P4">fibo n-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6" draw:id="id6" draw:layer="layout" svg:width="2.302cm" svg:height="1.5cm" svg:x="8.801cm" svg:y="6.303cm">
          <text:p text:style-name="P4">fibo n-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7" draw:id="id7" draw:layer="layout" svg:width="2.302cm" svg:height="1.5cm" svg:x="13.502cm" svg:y="6.304cm">
          <text:p text:style-name="P4">fibo n-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6" draw:layer="layout" draw:type="line" svg:x1="11.537cm" svg:y1="5.283cm" svg:x2="9.952cm" svg:y2="6.303cm" draw:start-shape="id5" draw:start-glue-point="7" draw:end-shape="id6" draw:end-glue-point="4" svg:d="M11537 5283l-1585 1020" svg:viewBox="0 0 1586 1021">
          <text:p/>
        </draw:connector>
        <draw:connector draw:style-name="gr4" draw:text-style-name="P6" draw:layer="layout" draw:type="line" svg:x1="13.165cm" svg:y1="5.283cm" svg:x2="14.653cm" svg:y2="6.304cm" draw:start-shape="id5" draw:start-glue-point="9" draw:end-shape="id7" draw:end-glue-point="4" svg:d="M13165 5283l1488 1021" svg:viewBox="0 0 1489 1022">
          <text:p/>
        </draw:connector>
        <draw:connector draw:style-name="gr4" draw:text-style-name="P6" draw:layer="layout" draw:type="line" svg:x1="9.263cm" svg:y1="3.181cm" svg:x2="11.537cm" svg:y2="4.221cm" draw:start-shape="id1" draw:start-glue-point="9" draw:end-shape="id5" draw:end-glue-point="5" svg:d="M9263 3181l2274 1040" svg:viewBox="0 0 2275 1041">
          <text:p/>
        </draw:connector>
        <draw:custom-shape draw:style-name="gr5" draw:text-style-name="P2" draw:layer="layout" svg:width="0.517cm" svg:height="15.699cm" draw:transform="rotate (-1.56590940488931) translate (16.697cm 9.546cm)">
          <text:p text:style-name="P1"/>
          <draw:enhanced-geometry svg:viewBox="0 0 21600 21600" draw:glue-points="0 0 0 21600 21600 10800" draw:text-areas="0 ?f9 7800 ?f10" draw:mirror-vertical="false" draw:mirror-horizontal="false" draw:type="right-brace" draw:modifiers="1891.7197452229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2" draw:layer="layout" svg:width="5.567cm" svg:height="0.963cm" svg:x="5.133cm" svg:y="10.137cm">
          <draw:text-box>
            <text:p text:style-name="P1">fibo(n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23:46:18.638208008</meta:creation-date>
    <dc:date>2016-02-10T00:15:52.901892257</dc:date>
    <meta:editing-duration>PT13M53S</meta:editing-duration>
    <meta:editing-cycles>1</meta:editing-cycles>
    <meta:document-statistic meta:object-count="19"/>
    <meta:generator>LibreOffice/5.0.2.2$Linux_X86_64 LibreOffice_project/00m0$Build-2</meta:generator>
  </office:meta>
</office:document-meta>
</file>